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3C0000003CA748D591.png"/>
  <manifest:file-entry manifest:media-type="image/gif" manifest:full-path="Pictures/100000000000003A000000560965965D.gif"/>
  <manifest:file-entry manifest:media-type="image/png" manifest:full-path="Pictures/1000020000000030000000309298A6CF.png"/>
  <manifest:file-entry manifest:media-type="image/gif" manifest:full-path="Pictures/100000000000002000000020AA57B2D8.gif"/>
  <manifest:file-entry manifest:media-type="image/png" manifest:full-path="Pictures/10000201000000C80000002D6421CF5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587cm" svg:height="3.907cm" svg:x="1.341cm" svg:y="15.799cm">
          <text:p text:style-name="P1">NetCDF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8.393cm" svg:height="3.907cm" svg:x="8.18cm" svg:y="15.771cm">
          <text:p text:style-name="P1">PostgreSQL / PostGI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3.905cm" svg:height="3.907cm" svg:x="1.224cm" svg:y="8.584cm">
          <text:p text:style-name="P1">pyda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7.341cm" svg:height="3.907cm" svg:x="15.38cm" svg:y="8.58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.037cm" svg:height="3.907cm" svg:x="1.369cm" svg:y="1.328cm">
          <text:p text:style-name="P1">Excel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.264cm" svg:height="3.907cm" svg:x="3.6cm" svg:y="1.301cm">
          <text:p text:style-name="P1">netcdf</text:p>
          <text:p text:style-name="P1">too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4.493cm" svg:height="3.907cm" svg:x="15.436cm" svg:y="1.328cm">
          <text:p text:style-name="P1">Google</text:p>
          <text:p text:style-name="P1">Earth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5.974cm" svg:height="3.907cm" svg:x="20.209cm" svg:y="1.328cm">
          <text:p text:style-name="P1">Quantum</text:p>
          <text:p text:style-name="P1">GI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.903cm" svg:height="2.764cm" svg:x="9.267cm" svg:y="12.755cm">
          <text:p text:style-name="P1">SQL</text:p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" draw:text-style-name="P1" draw:layer="layout" svg:width="2.903cm" svg:height="2.764cm" svg:x="17.279cm" svg:y="12.755cm">
          <text:p text:style-name="P1">SQL</text:p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" draw:text-style-name="P1" draw:layer="layout" svg:width="2.903cm" svg:height="2.764cm" svg:x="2.904cm" svg:y="12.755cm">
          <text:p text:style-name="P1">disk</text:p>
          <text:p text:style-name="P1">read</text:p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" draw:text-style-name="P1" draw:layer="layout" svg:width="2.903cm" svg:height="9.854cm" svg:x="22.974cm" svg:y="5.61cm">
          <text:p text:style-name="P1">SQL</text:p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" draw:text-style-name="P1" draw:layer="layout" svg:width="4.854cm" svg:height="3.907cm" svg:x="6.003cm" svg:y="1.3cm">
          <text:p text:style-name="P1">programming</text:p>
          <text:p text:style-name="P1">languages</text:p>
          <text:p text:style-name="P1">(R, python, C,</text:p>
          <text:p text:style-name="P1">java, ...)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211cm" svg:height="2.68cm" svg:x="15.853cm" svg:y="5.497cm">
          <text:p text:style-name="P1">WMS</text:p>
          <text:p text:style-name="P1">WFS</text:p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" draw:text-style-name="P1" draw:layer="layout" svg:width="3.211cm" svg:height="2.68cm" svg:x="19.567cm" svg:y="5.497cm">
          <text:p text:style-name="P1">WMS</text:p>
          <text:p text:style-name="P1">WFS</text:p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" draw:text-style-name="P1" draw:layer="layout" svg:width="4.16cm" svg:height="3.907cm" svg:x="10.997cm" svg:y="1.386cm">
          <text:p text:style-name="P1">web</text:p>
          <text:p text:style-name="P1">application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6.754cm" svg:height="2.68cm" svg:x="1.815cm" svg:y="5.497cm">
          <text:p text:style-name="P1">OPeNDAP</text:p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" draw:text-style-name="P1" draw:layer="layout" svg:width="6.754cm" svg:height="2.68cm" svg:x="8.653cm" svg:y="5.497cm">
          <text:p text:style-name="P1">OPeNDAP</text:p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" draw:text-style-name="P1" draw:layer="layout" svg:width="1.472cm" svg:height="2.183cm" svg:x="20.729cm" svg:y="16.52cm">
          <draw:image xlink:href="Pictures/100000000000003A000000560965965D.gif" xlink:type="simple" xlink:show="embed" xlink:actuate="onLoad">
            <text:p/>
          </draw:image>
        </draw:frame>
        <draw:frame draw:style-name="gr2" draw:text-style-name="P1" draw:layer="layout" svg:width="2.116cm" svg:height="2.116cm" svg:x="23.449cm" svg:y="3.045cm">
          <draw:image xlink:href="Pictures/100002010000003C0000003CA748D591.png" xlink:type="simple" xlink:show="embed" xlink:actuate="onLoad">
            <text:p/>
          </draw:image>
        </draw:frame>
        <draw:frame draw:style-name="gr2" draw:text-style-name="P1" draw:layer="layout" svg:width="1.218cm" svg:height="1.218cm" svg:x="18.372cm" svg:y="3.773cm">
          <draw:image xlink:href="Pictures/1000020000000030000000309298A6CF.png" xlink:type="simple" xlink:show="embed" xlink:actuate="onLoad">
            <text:p/>
          </draw:image>
        </draw:frame>
        <draw:frame draw:style-name="gr2" draw:text-style-name="P1" draw:layer="layout" svg:width="5.079cm" svg:height="1.142cm" svg:x="16.496cm" svg:y="9.924cm">
          <draw:image xlink:href="Pictures/10000201000000C80000002D6421CF5C.png" xlink:type="simple" xlink:show="embed" xlink:actuate="onLoad">
            <text:p/>
          </draw:image>
        </draw:frame>
        <draw:frame draw:style-name="gr2" draw:text-style-name="P1" draw:layer="layout" svg:width="1.801cm" svg:height="1.773cm" svg:x="11.919cm" svg:y="16.747cm">
          <draw:image xlink:href="Pictures/100000000000002000000020AA57B2D8.gif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James Hiebert</meta:initial-creator>
    <meta:creation-date>2011-09-27T09:28:05</meta:creation-date>
    <dc:date>2011-09-27T10:12:16</dc:date>
    <dc:creator>James Hiebert</dc:creator>
    <meta:editing-duration>PT44M12S</meta:editing-duration>
    <meta:editing-cycles>8</meta:editing-cycles>
    <meta:generator>OpenOffice.org/3.3$Linux OpenOffice.org_project/330m20$Build-9567</meta:generator>
    <meta:document-statistic meta:object-count="23"/>
  </office:meta>
</office:document-meta>
</file>